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116b" officeooo:paragraph-rsid="0017116b"/>
    </style:style>
    <style:style style:name="P2" style:family="paragraph" style:parent-style-name="Standard">
      <style:text-properties officeooo:rsid="00171c57" officeooo:paragraph-rsid="00171c57"/>
    </style:style>
    <style:style style:name="P3" style:family="paragraph" style:parent-style-name="Standard">
      <style:text-properties officeooo:rsid="0019b963" officeooo:paragraph-rsid="0019b963"/>
    </style:style>
    <style:style style:name="P4" style:family="paragraph" style:parent-style-name="Standard">
      <style:text-properties officeooo:rsid="001af655" officeooo:paragraph-rsid="001af655"/>
    </style:style>
    <style:style style:name="P5" style:family="paragraph" style:parent-style-name="Standard">
      <style:text-properties officeooo:rsid="001d5a0c" officeooo:paragraph-rsid="001d5a0c"/>
    </style:style>
    <style:style style:name="P6" style:family="paragraph" style:parent-style-name="Standard">
      <style:text-properties officeooo:rsid="001e0ec4" officeooo:paragraph-rsid="001e0ec4"/>
    </style:style>
    <style:style style:name="P7" style:family="paragraph" style:parent-style-name="Standard">
      <style:text-properties officeooo:rsid="001fcb5f" officeooo:paragraph-rsid="001fcb5f"/>
    </style:style>
    <style:style style:name="P8" style:family="paragraph" style:parent-style-name="Standard">
      <style:text-properties officeooo:rsid="002160a2" officeooo:paragraph-rsid="002160a2"/>
    </style:style>
    <style:style style:name="P9" style:family="paragraph" style:parent-style-name="Standard">
      <style:text-properties officeooo:rsid="002229c1" officeooo:paragraph-rsid="002229c1"/>
    </style:style>
    <style:style style:name="P10" style:family="paragraph" style:parent-style-name="Standard">
      <style:text-properties officeooo:rsid="002229c1" officeooo:paragraph-rsid="00262cd4"/>
    </style:style>
    <style:style style:name="P11" style:family="paragraph" style:parent-style-name="Standard">
      <style:text-properties officeooo:rsid="00243f60" officeooo:paragraph-rsid="00243f60"/>
    </style:style>
    <style:style style:name="P12" style:family="paragraph" style:parent-style-name="Standard">
      <style:text-properties fo:font-weight="bold" officeooo:rsid="001fcb5f" officeooo:paragraph-rsid="001fcb5f" style:font-weight-asian="bold" style:font-weight-complex="bold"/>
    </style:style>
    <style:style style:name="P13" style:family="paragraph" style:parent-style-name="Standard">
      <style:text-properties fo:font-weight="bold" officeooo:rsid="0017116b" officeooo:paragraph-rsid="0017116b" style:font-weight-asian="bold" style:font-weight-complex="bold"/>
    </style:style>
    <style:style style:name="P14" style:family="paragraph" style:parent-style-name="Standard">
      <style:text-properties fo:font-weight="bold" officeooo:rsid="00284689" officeooo:paragraph-rsid="00284689" style:font-weight-asian="bold" style:font-weight-complex="bold"/>
    </style:style>
    <style:style style:name="P15" style:family="paragraph" style:parent-style-name="Standard">
      <style:text-properties fo:font-weight="bold" officeooo:rsid="0049a797" officeooo:paragraph-rsid="0049a797" style:font-weight-asian="bold" style:font-weight-complex="bold"/>
    </style:style>
    <style:style style:name="P16" style:family="paragraph" style:parent-style-name="Standard">
      <style:text-properties fo:font-weight="normal" officeooo:rsid="002994c5" officeooo:paragraph-rsid="002bab5a" style:font-weight-asian="normal" style:font-weight-complex="normal"/>
    </style:style>
    <style:style style:name="P17" style:family="paragraph" style:parent-style-name="Standard">
      <style:text-properties fo:font-weight="normal" officeooo:rsid="003f4520" officeooo:paragraph-rsid="003f4520" style:font-weight-asian="normal" style:font-weight-complex="normal"/>
    </style:style>
    <style:style style:name="P18" style:family="paragraph" style:parent-style-name="Standard">
      <style:text-properties officeooo:rsid="00370f93" officeooo:paragraph-rsid="00370f93"/>
    </style:style>
    <style:style style:name="P19" style:family="paragraph" style:parent-style-name="Standard">
      <style:text-properties officeooo:rsid="003f07ef" officeooo:paragraph-rsid="003f07ef"/>
    </style:style>
    <style:style style:name="P20" style:family="paragraph" style:parent-style-name="Standard">
      <style:text-properties officeooo:rsid="0044b063" officeooo:paragraph-rsid="0044b063"/>
    </style:style>
    <style:style style:name="P21" style:family="paragraph" style:parent-style-name="Standard">
      <style:text-properties officeooo:rsid="0048db13" officeooo:paragraph-rsid="0048db13"/>
    </style:style>
    <style:style style:name="P22" style:family="paragraph" style:parent-style-name="Standard">
      <style:text-properties officeooo:rsid="00516126" officeooo:paragraph-rsid="00516126"/>
    </style:style>
    <style:style style:name="P23" style:family="paragraph" style:parent-style-name="Standard">
      <style:text-properties officeooo:rsid="0053fb97" officeooo:paragraph-rsid="0053fb97"/>
    </style:style>
    <style:style style:name="T1" style:family="text">
      <style:text-properties style:text-position="super 58%"/>
    </style:style>
    <style:style style:name="T2" style:family="text">
      <style:text-properties officeooo:rsid="0025fe32"/>
    </style:style>
    <style:style style:name="T3" style:family="text">
      <style:text-properties officeooo:rsid="0029d76b"/>
    </style:style>
    <style:style style:name="T4" style:family="text">
      <style:text-properties officeooo:rsid="002f98a0"/>
    </style:style>
    <style:style style:name="T5" style:family="text">
      <style:text-properties officeooo:rsid="0038b052"/>
    </style:style>
    <style:style style:name="T6" style:family="text">
      <style:text-properties officeooo:rsid="00398dae"/>
    </style:style>
    <style:style style:name="T7" style:family="text">
      <style:text-properties officeooo:rsid="00443b0c"/>
    </style:style>
    <style:style style:name="T8" style:family="text">
      <style:text-properties officeooo:rsid="00469abb"/>
    </style:style>
    <style:style style:name="T9" style:family="text">
      <style:text-properties officeooo:rsid="004ca73f"/>
    </style:style>
    <style:style style:name="T10" style:family="text">
      <style:text-properties officeooo:rsid="001d5a0c"/>
    </style:style>
    <style:style style:name="T11" style:family="text">
      <style:text-properties officeooo:rsid="0051eaa9"/>
    </style:style>
    <style:style style:name="T12" style:family="text">
      <style:text-properties officeooo:rsid="00540b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Venkateswarlu Pallamala</text:p>
      <text:p text:style-name="P1"/>
      <text:p text:style-name="P3">DOB : <text:s/>19<text:span text:style-name="T1">th</text:span> Novemeber 1987 <text:s/>; <text:s/>07:45 AM ; </text:p>
      <text:p text:style-name="P4">Place Of Birth : <text:s text:c="2"/>Nellore, Andhra Pradesh</text:p>
      <text:p text:style-name="P2">Age : <text:s text:c="2"/>29 Yrs </text:p>
      <text:p text:style-name="P2">Height : <text:s/>5 Ft 8 In / 173 Cms </text:p>
      <text:p text:style-name="P2">Weight : <text:s/>67 Kgs / 148 lbs </text:p>
      <text:p text:style-name="P2">Mother Tongue : Telugu</text:p>
      <text:p text:style-name="P18">Complexion : <text:s/>Wheatish</text:p>
      <text:p text:style-name="P23">Caste : Padmasali/ Kaikala</text:p>
      <text:p text:style-name="P11">Gothram : <text:s/><text:span text:style-name="T4">S</text:span>iva</text:p>
      <text:p text:style-name="P11">Star / Raasi : <text:s text:c="2"/>Chitha / Thula (Libra)</text:p>
      <text:p text:style-name="P2"/>
      <text:p text:style-name="P15">Education</text:p>
      <text:p text:style-name="P2"/>
      <text:p text:style-name="P5">M.Tech, Computer Sciene : <text:s/>National Institute of Technology Calicut, <text:span text:style-name="T11">Kerala</text:span> <text:s/><text:span text:style-name="T5">(2012 Passout)</text:span></text:p>
      <text:p text:style-name="P22">B.Tech, <text:span text:style-name="T10">Computer Sciene : </text:span>SKIT, Srikalahasti, Andhra Pardesh</text:p>
      <text:p text:style-name="P22"/>
      <text:p text:style-name="P5">Occupation : Software Professional <text:span text:style-name="T6">(Developer) in WDC, Bangalore</text:span></text:p>
      <text:p text:style-name="P5">Annual Income : Rs. 1<text:span text:style-name="T12">6</text:span>.<text:span text:style-name="T12">8</text:span>0 lakhs</text:p>
      <text:p text:style-name="P6"/>
      <text:p text:style-name="P6"/>
      <text:p text:style-name="P12">Family Details:</text:p>
      <text:p text:style-name="P7"/>
      <text:p text:style-name="P20">Father : Gangadhram <text:span text:style-name="T8">Pallamala</text:span></text:p>
      <text:p text:style-name="P10">Mother's Status: <text:s/>Passed Away</text:p>
      <text:p text:style-name="P8">No of Brother(s)1 / 1 Married <text:s text:c="3"/>: Munikumar <text:s/>Pallamala <text:s/><text:span text:style-name="T2">(M.sc Ognaic Chemistry)</text:span></text:p>
      <text:p text:style-name="P19"><text:span text:style-name="T7">S</text:span>ister-in-law : Umadevi <text:s text:c="2"/><text:span text:style-name="T2">(M.sc Ognaic Chemistry)</text:span></text:p>
      <text:p text:style-name="P21">Brother's Daughter : Udvita (4 years old)</text:p>
      <text:p text:style-name="P21"><text:s/></text:p>
      <text:p text:style-name="P9"/>
      <text:p text:style-name="P14"><text:span text:style-name="T9">Present </text:span>Address <text:s/>:</text:p>
      <text:p text:style-name="P17"><text:s/></text:p>
      <text:p text:style-name="P16">11/2, Sri ranganatha krupa, <text:s/>3rd cross, </text:p>
      <text:p text:style-name="P16">Near Indira convent, 4th building, BENGALURU -<text:span text:style-name="T3">56002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3:36:27.814154082</meta:creation-date>
    <dc:date>2018-03-17T11:20:23.366057355</dc:date>
    <meta:editing-duration>PT44M3S</meta:editing-duration>
    <meta:editing-cycles>65</meta:editing-cycles>
    <meta:generator>LibreOffice/4.2.3.3$Linux_X86_64 LibreOffice_project/420m0$Build-3</meta:generator>
    <dc:creator>venkatesh </dc:creator>
    <meta:document-statistic meta:table-count="0" meta:image-count="0" meta:object-count="0" meta:page-count="1" meta:paragraph-count="27" meta:word-count="146" meta:character-count="913" meta:non-whitespace-character-count="760"/>
  </office:meta>
</office:document-meta>
</file>